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ce1"/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Actual</text:p>
          </table:table-cell>
          <table:table-cell table:number-columns-repeated="18"/>
        </table:table-row>
        <table:table-row table:style-name="ro2">
          <table:table-cell office:value-type="string">
            <text:p>C</text:p>
          </table:table-cell>
          <table:table-cell office:value-type="string">
            <text:p>.4</text:p>
          </table:table-cell>
          <table:table-cell office:value-type="string">
            <text:p>.2575</text:p>
          </table:table-cell>
          <table:table-cell office:value-type="string">
            <text:p>-.513</text:p>
          </table:table-cell>
          <table:table-cell office:value-type="string">
            <text:p>-.439</text:p>
          </table:table-cell>
          <table:table-cell office:value-type="string">
            <text:p>.320</text:p>
          </table:table-cell>
          <table:table-cell office:value-type="string">
            <text:p>-.589</text:p>
          </table:table-cell>
          <table:table-cell office:value-type="string">
            <text:p>-.739</text:p>
          </table:table-cell>
          <table:table-cell office:value-type="string">
            <text:p>.157</text:p>
          </table:table-cell>
          <table:table-cell office:value-type="string">
            <text:p>-3.05</text:p>
          </table:table-cell>
          <table:table-cell table:number-columns-repeated="9"/>
        </table:table-row>
        <table:table-row table:style-name="ro2">
          <table:table-cell office:value-type="string">
            <text:p>D</text:p>
          </table:table-cell>
          <table:table-cell office:value-type="string">
            <text:p>.55</text:p>
          </table:table-cell>
          <table:table-cell office:value-type="string">
            <text:p>.99</text:p>
          </table:table-cell>
          <table:table-cell office:value-type="string">
            <text:p>1.059</text:p>
          </table:table-cell>
          <table:table-cell office:value-type="string">
            <text:p>-.539</text:p>
          </table:table-cell>
          <table:table-cell office:value-type="string">
            <text:p>.1045</text:p>
          </table:table-cell>
          <table:table-cell office:value-type="string">
            <text:p>1.21</text:p>
          </table:table-cell>
          <table:table-cell office:value-type="string">
            <text:p>-.888</text:p>
          </table:table-cell>
          <table:table-cell office:value-type="string">
            <text:p>1.86</text:p>
          </table:table-cell>
          <table:table-cell office:value-type="string">
            <text:p>1.13</text:p>
          </table:table-cell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table:number-columns-repeated="18" office:value-type="string">
            <text:p>.5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.16</text:p>
          </table:table-cell>
          <table:table-cell office:value-type="string">
            <text:p>0.0663</text:p>
          </table:table-cell>
          <table:table-cell office:value-type="string">
            <text:p>.263</text:p>
          </table:table-cell>
          <table:table-cell office:value-type="string">
            <text:p>.2109</text:p>
          </table:table-cell>
          <table:table-cell office:value-type="string">
            <text:p>.102</text:p>
          </table:table-cell>
          <table:table-cell office:value-type="string">
            <text:p>.347</text:p>
          </table:table-cell>
          <table:table-cell office:value-type="string">
            <text:p>.547</text:p>
          </table:table-cell>
          <table:table-cell office:value-type="string">
            <text:p>0.0246</text:p>
          </table:table-cell>
          <table:table-cell office:value-type="string">
            <text:p>~8</text:p>
          </table:table-cell>
          <table:table-cell table:number-columns-repeated="9"/>
        </table:table-row>
        <table:table-row table:style-name="ro1">
          <table:table-cell office:value-type="string">
            <text:p>F</text:p>
          </table:table-cell>
          <table:table-cell office:value-type="string">
            <text:p>.3025</text:p>
          </table:table-cell>
          <table:table-cell office:value-type="string">
            <text:p>.9801</text:p>
          </table:table-cell>
          <table:table-cell office:value-type="string">
            <text:p>1.123</text:p>
          </table:table-cell>
          <table:table-cell office:value-type="string">
            <text:p>.2906</text:p>
          </table:table-cell>
          <table:table-cell office:value-type="string">
            <text:p>1.09</text:p>
          </table:table-cell>
          <table:table-cell office:value-type="string">
            <text:p>1.48</text:p>
          </table:table-cell>
          <table:table-cell office:value-type="string">
            <text:p>.789</text:p>
          </table:table-cell>
          <table:table-cell office:value-type="string">
            <text:p>3.47</text:p>
          </table:table-cell>
          <table:table-cell office:value-type="string">
            <text:p>1.29</text:p>
          </table:table-cell>
          <table:table-cell table:number-columns-repeated="9"/>
        </table:table-row>
        <table:table-row table:style-name="ro1">
          <table:table-cell office:value-type="string">
            <text:p>E + F</text:p>
          </table:table-cell>
          <table:table-cell office:value-type="string">
            <text:p>.462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Expected</text:p>
          </table:table-cell>
          <table:table-cell table:number-columns-repeated="18"/>
        </table:table-row>
        <table:table-row table:style-name="ro2">
          <table:table-cell office:value-type="string">
            <text:p>C</text:p>
          </table:table-cell>
          <table:table-cell office:value-type="string">
            <text:p>.4</text:p>
          </table:table-cell>
          <table:table-cell office:value-type="string">
            <text:p>.2575</text:p>
          </table:table-cell>
          <table:table-cell office:value-type="string">
            <text:p>-.513</text:p>
          </table:table-cell>
          <table:table-cell office:value-type="string">
            <text:p>-.459</text:p>
          </table:table-cell>
          <table:table-cell office:value-type="string">
            <text:p>.320</text:p>
          </table:table-cell>
          <table:table-cell office:value-type="string">
            <text:p>-.589</text:p>
          </table:table-cell>
          <table:table-cell office:value-type="string">
            <text:p>-.739</text:p>
          </table:table-cell>
          <table:table-cell office:value-type="string">
            <text:p>.157</text:p>
          </table:table-cell>
          <table:table-cell office:value-type="string">
            <text:p>-3.05</text:p>
          </table:table-cell>
          <table:table-cell table:number-columns-repeated="9"/>
        </table:table-row>
        <table:table-row table:style-name="ro2">
          <table:table-cell office:value-type="string">
            <text:p>D</text:p>
          </table:table-cell>
          <table:table-cell office:value-type="string">
            <text:p>.55</text:p>
          </table:table-cell>
          <table:table-cell office:value-type="string">
            <text:p>.99</text:p>
          </table:table-cell>
          <table:table-cell office:value-type="string">
            <text:p>1.059</text:p>
          </table:table-cell>
          <table:table-cell office:value-type="string">
            <text:p>-.539</text:p>
          </table:table-cell>
          <table:table-cell office:value-type="string">
            <text:p>1.04</text:p>
          </table:table-cell>
          <table:table-cell office:value-type="string">
            <text:p>1.21</text:p>
          </table:table-cell>
          <table:table-cell office:value-type="string">
            <text:p>-.888</text:p>
          </table:table-cell>
          <table:table-cell office:value-type="string">
            <text:p>1.86</text:p>
          </table:table-cell>
          <table:table-cell office:value-type="string">
            <text:p>1.13</text:p>
          </table:table-cell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table:number-columns-repeated="9" office:value-type="string">
            <text:p>.55</text:p>
          </table:table-cell>
          <table:table-cell table:number-columns-repeated="9"/>
        </table:table-row>
        <table:table-row table:style-name="ro1">
          <table:table-cell office:value-type="string">
            <text:p>E</text:p>
          </table:table-cell>
          <table:table-cell office:value-type="string">
            <text:p>.16</text:p>
          </table:table-cell>
          <table:table-cell table:number-columns-repeated="17"/>
        </table:table-row>
        <table:table-row table:style-name="ro1">
          <table:table-cell office:value-type="string">
            <text:p>F</text:p>
          </table:table-cell>
          <table:table-cell office:value-type="string">
            <text:p>.3025</text:p>
          </table:table-cell>
          <table:table-cell table:number-columns-repeated="17"/>
        </table:table-row>
        <table:table-row table:style-name="ro1">
          <table:table-cell office:value-type="string">
            <text:p>E + F</text:p>
          </table:table-cell>
          <table:table-cell office:value-type="string">
            <text:p>.4625</text:p>
          </table:table-cell>
          <table:table-cell table:number-columns-repeated="7"/>
          <table:table-cell office:value-type="string">
            <text:p>9.29</text:p>
          </table:table-cell>
          <table:table-cell table:number-columns-repeated="9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20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Oztalay</meta:initial-creator>
    <meta:creation-date>2011-04-19T13:15:49.29</meta:creation-date>
    <dc:date>2011-04-19T20:04:42.47</dc:date>
    <dc:creator>Ben Oztalay</dc:creator>
    <meta:editing-duration>PT6H48M51S</meta:editing-duration>
    <meta:editing-cycles>5</meta:editing-cycles>
    <meta:generator>OpenOffice.org/3.3$Win32 OpenOffice.org_project/330m20$Build-9567</meta:generator>
    <meta:document-statistic meta:table-count="3" meta:cell-count="119" meta:object-count="0"/>
  </office:meta>
</office:document-meta>
</file>